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66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ff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000000"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stroke-linejoin="miter" draw:fill="solid" draw:fill-color="#66ff99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stroke-linejoin="miter" draw:fill="solid" draw:fill-color="#00ff66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stroke-linejoin="miter" draw:fill="solid"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stroke-linejoin="miter" draw:fill="solid" draw:fill-color="#99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stroke-linejoin="miter" draw:fill="solid" draw:fill-color="#ffff66" draw:textarea-horizontal-align="justify" draw:textarea-vertical-align="middle" draw:auto-grow-height="false"/>
    </style:style>
    <style:style style:name="gr13" style:family="graphic" style:parent-style-name="standard">
      <style:graphic-properties draw:stroke="solid" draw:stroke-dash="Fine_20_Dashed" svg:stroke-color="#000000"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0.889cm" svg:x="1.797cm" svg:y="4.91cm"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0.889cm" svg:x="1.797cm" svg:y="7.115cm">
          <text:p text:style-name="P1">Se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0.889cm" svg:x="1.797cm" svg:y="6.024cm">
          <text:p text:style-name="P1">Pre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2.487cm" draw:transform="skewX (0.010471975511964) rotate (0.0057595865315802) translate (7.131cm 7.784cm)">
          <text:p text:style-name="P1">Transport</text:p>
          <text:p text:style-name="P1"><text:span text:style-name="T1">Msg segmentation,</text:span></text:p>
          <text:p text:style-name="P1"><text:span text:style-name="T1"><text:s text:c="2"/></text:span><text:span text:style-name="T1">sequencing, and </text:span></text:p>
          <text:p text:style-name="P1"><text:span text:style-name="T1">error hand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2.54cm" svg:x="7.131cm" svg:y="10.525cm">
          <text:p text:style-name="P1">Network</text:p>
          <text:p text:style-name="P1"><text:span text:style-name="T2">(or Internetwork)</text:span></text:p>
          <text:p text:style-name="P1"><text:span text:style-name="T1">Internet (Logical) </text:span></text:p>
          <text:p text:style-name="P1"><text:span text:style-name="T1">Addressing and Rou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8cm" svg:height="2.54cm" svg:x="7.131cm" svg:y="16.113cm">
          <text:p text:style-name="P1">Physic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08cm" svg:height="2.54cm" svg:x="7.131cm" svg:y="13.319cm">
          <text:p text:style-name="P1">Data Link</text:p>
          <text:p text:style-name="P1"><text:span text:style-name="T3">(or Link or Network Interface)</text:span></text:p>
          <text:p text:style-name="P1"><text:span text:style-name="T1">LAN (Physical) Addressing / </text:span></text:p>
          <text:p text:style-name="P1"><text:span text:style-name="T1">Controls access to Medi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2.54cm" svg:x="7.131cm" svg:y="4.937cm">
          <text:p text:style-name="P1">Application</text:p>
          <text:p text:style-name="P1"><text:span text:style-name="T1">Application Commun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175cm" svg:height="0.762cm" svg:x="16.275cm" svg:y="8.747cm">
          <text:p text:style-name="P1">Segmen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75cm" svg:height="0.762cm" svg:x="16.248cm" svg:y="11.422cm">
          <text:p text:style-name="P1">Pack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175cm" svg:height="0.762cm" svg:x="16.148cm" svg:y="17.002cm">
          <text:p text:style-name="P1">B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75cm" svg:height="0.762cm" svg:x="16.148cm" svg:y="14.262cm">
          <text:p text:style-name="P1">Fram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175cm" svg:height="0.762cm" svg:x="16.275cm" svg:y="5.953cm"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89cm" draw:transform="skewX (0.0085521133347706) rotate (0.0057595865315802) translate (1.797cm 8.274cm)">
          <text:p text:style-name="P1">Transpor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2.54cm" svg:x="1.797cm" svg:y="10.525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08cm" svg:height="2.54cm" svg:x="1.797cm" svg:y="16.113cm">
          <text:p text:style-name="P1">Physic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08cm" svg:height="2.54cm" svg:x="1.797cm" svg:y="13.319cm">
          <text:p text:style-name="P1">Data L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1.717cm" svg:height="1.043cm" svg:x="3.321cm" svg:y="3.259cm">
          <draw:text-box>
            <text:p><text:span text:style-name="T4">OSI</text:span></text:p>
          </draw:text-box>
        </draw:frame>
        <draw:frame draw:style-name="gr14" draw:text-style-name="P2" draw:layer="layout" svg:width="2.775cm" svg:height="1.043cm" svg:x="8.068cm" svg:y="3.413cm">
          <draw:text-box>
            <text:p><text:span text:style-name="T4">TCP/IP</text:span></text:p>
          </draw:text-box>
        </draw:frame>
        <draw:frame draw:style-name="gr14" draw:text-style-name="P3" draw:layer="layout" svg:width="3.503cm" svg:height="1.949cm" svg:x="16.248cm" svg:y="2.943cm">
          <draw:text-box>
            <text:p text:style-name="P1"><text:span text:style-name="T5"><text:s/></text:span><text:span text:style-name="T6">Protocol</text:span></text:p>
            <text:p text:style-name="P1"><text:span text:style-name="T6">Data Unit</text:span></text:p>
            <text:p text:style-name="P1"><text:span text:style-name="T7">for each layer</text:span></text:p>
          </draw:text-box>
        </draw:frame>
        <draw:frame draw:style-name="gr14" draw:text-style-name="P4" draw:layer="layout" svg:width="0.599cm" svg:height="0.64cm" svg:x="9.163cm" svg:y="19.513cm">
          <draw:text-box>
            <text:p><text:span text:style-name="T1">.</text:span></text:p>
          </draw:text-box>
        </draw:frame>
        <draw:custom-shape draw:style-name="gr15" draw:text-style-name="P5" draw:layer="layout" svg:width="9.095cm" svg:height="2.491cm" svg:x="9.72cm" svg:y="19.464cm">
          <text:p><text:span text:style-name="T1">Note: TCP/IP specs don't deal with the physical layer</text:span></text:p>
          <text:p><text:span text:style-name="T1">and some TCP/IP models don't include the physical</text:span></text:p>
          <text:p><text:span text:style-name="T1">layer as part of the model. <text:s/>However, the physical layer </text:span></text:p>
          <text:p><text:span text:style-name="T1">is necessary for operation so it's included here</text:span></text:p>
          <draw:enhanced-geometry svg:viewBox="0 0 21600 21600" draw:mirror-horizontal="false" draw:type="line-callout-2" draw:modifiers="-1621.89973614776 -5920.06420545746 -1517.77540106952 4445.36082474227 -591.292875989446 4810.593900481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4" draw:text-style-name="P6" draw:layer="layout" svg:width="3.503cm" svg:height="1.916cm" svg:x="12.565cm" svg:y="2.947cm">
          <draw:text-box>
            <text:p text:style-name="P1"><text:span text:style-name="T6">Common </text:span></text:p>
            <text:p text:style-name="P1"><text:span text:style-name="T6">Protocols</text:span></text:p>
            <text:p text:style-name="P1"><text:span text:style-name="T7">for each layer</text:span></text:p>
          </draw:text-box>
        </draw:frame>
        <draw:frame draw:style-name="gr14" draw:text-style-name="P7" draw:layer="layout" svg:width="3.762cm" svg:height="1.916cm" svg:x="12.465cm" svg:y="5.195cm">
          <draw:text-box>
            <text:p><text:span text:style-name="T6">HTTP, HTTPS,</text:span></text:p>
            <text:p><text:span text:style-name="T6">SMTP, FTP, </text:span></text:p>
            <text:p><text:span text:style-name="T6">many others...</text:span></text:p>
          </draw:text-box>
        </draw:frame>
        <draw:frame draw:style-name="gr14" draw:text-style-name="P7" draw:layer="layout" svg:width="1.565cm" svg:height="1.361cm" svg:x="13.3cm" svg:y="8.458cm">
          <draw:text-box>
            <text:p><text:span text:style-name="T6">TCP,</text:span></text:p>
            <text:p><text:span text:style-name="T6">UDP</text:span></text:p>
          </draw:text-box>
        </draw:frame>
        <draw:frame draw:style-name="gr14" draw:text-style-name="P7" draw:layer="layout" svg:width="0.972cm" svg:height="0.806cm" svg:x="13.607cm" svg:y="11.387cm">
          <draw:text-box>
            <text:p><text:span text:style-name="T6">IP</text:span></text:p>
          </draw:text-box>
        </draw:frame>
        <draw:frame draw:style-name="gr14" draw:text-style-name="P6" draw:layer="layout" svg:width="2.517cm" svg:height="1.361cm" svg:x="12.894cm" svg:y="14.208cm">
          <draw:text-box>
            <text:p text:style-name="P1"><text:span text:style-name="T6">Ethernet,</text:span></text:p>
            <text:p text:style-name="P1"><text:span text:style-name="T6">others</text:span></text:p>
          </draw:text-box>
        </draw:frame>
        <draw:frame draw:style-name="gr14" draw:text-style-name="P8" draw:layer="layout" svg:width="6.568cm" svg:height="1.195cm" svg:x="3.575cm" svg:y="1.481cm">
          <draw:text-box>
            <text:p><text:span text:style-name="T8">Network 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svg:stroke-linecap="round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tty Brown</meta:initial-creator>
    <meta:creation-date>2013-12-20T09:26:42.61</meta:creation-date>
    <dc:date>2013-12-30T15:26:32.74</dc:date>
    <dc:creator>Betty Brown</dc:creator>
    <meta:editing-duration>P4DT2H14M25S</meta:editing-duration>
    <meta:editing-cycles>7</meta:editing-cycles>
    <meta:generator>OpenOffice/4.0.1$Win32 OpenOffice.org_project/401m5$Build-9714</meta:generator>
    <meta:document-statistic meta:object-count="28"/>
  </office:meta>
</office:document-meta>
</file>